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843cm" fo:margin-left="0.169cm" table:align="left"/>
    </style:style>
    <style:style style:name="Tableau1.A" style:family="table-column">
      <style:table-column-properties style:column-width="11.959cm"/>
    </style:style>
    <style:style style:name="Tableau1.B" style:family="table-column">
      <style:table-column-properties style:column-width="3.307cm"/>
    </style:style>
    <style:style style:name="Tableau1.C" style:family="table-column">
      <style:table-column-properties style:column-width="1.577cm"/>
    </style:style>
    <style:style style:name="Tableau1.A1" style:family="table-cell">
      <style:table-cell-properties style:writing-mode="page"/>
    </style:style>
    <style:style style:name="P1" style:family="paragraph" style:parent-style-name="Standard">
      <style:text-properties officeooo:rsid="00203d90" officeooo:paragraph-rsid="00203d90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fo:font-size="12pt" officeooo:paragraph-rsid="00203d90" style:font-size-asian="12pt" style:font-size-complex="12pt"/>
    </style:style>
    <style:style style:name="P4" style:family="paragraph" style:parent-style-name="Text_20_body">
      <style:text-properties officeooo:paragraph-rsid="00345e58"/>
    </style:style>
    <style:style style:name="P5" style:family="paragraph" style:parent-style-name="Heading_20_1">
      <style:text-properties officeooo:paragraph-rsid="0023ac2e"/>
    </style:style>
    <style:style style:name="T1" style:family="text">
      <style:text-properties officeooo:rsid="00203d90"/>
    </style:style>
    <style:style style:name="T2" style:family="text">
      <style:text-properties officeooo:rsid="00216801"/>
    </style:style>
    <style:style style:name="T3" style:family="text">
      <style:text-properties officeooo:rsid="0023ac2e"/>
    </style:style>
    <style:style style:name="T4" style:family="text">
      <style:text-properties officeooo:rsid="00273947"/>
    </style:style>
    <style:style style:name="T5" style:family="text">
      <style:text-properties officeooo:rsid="002bc6e8"/>
    </style:style>
    <style:style style:name="T6" style:family="text">
      <style:text-properties officeooo:rsid="002cab25"/>
    </style:style>
    <style:style style:name="T7" style:family="text">
      <style:text-properties officeooo:rsid="002d5983"/>
    </style:style>
    <style:style style:name="T8" style:family="text">
      <style:text-properties officeooo:rsid="002de499"/>
    </style:style>
    <style:style style:name="T9" style:family="text">
      <style:text-properties officeooo:rsid="002f61a6"/>
    </style:style>
    <style:style style:name="T10" style:family="text">
      <style:text-properties officeooo:rsid="002fb5ef"/>
    </style:style>
    <style:style style:name="T11" style:family="text">
      <style:text-properties officeooo:rsid="003192bf"/>
    </style:style>
    <style:style style:name="T12" style:family="text">
      <style:text-properties officeooo:rsid="00364b17"/>
    </style:style>
    <style:style style:name="T13" style:family="text">
      <style:text-properties officeooo:rsid="003904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Note d’intention du projet Ready For Read (Prêt à lire)</text:h>
      <text:h text:style-name="Heading_20_2" text:outline-level="2">1- Le <text:span text:style-name="T4">contexte</text:span></text:h>
      <text:p text:style-name="P4"><text:span text:style-name="T5">Beaucoup </text:span><text:span text:style-name="T6">d’informaticiens francophones</text:span><text:span text:style-name="T5"> regrette</text:span><text:span text:style-name="T7">nt</text:span><text:span text:style-name="T5"> </text:span><text:span text:style-name="T6">le peu de </text:span><text:span text:style-name="T7">livres techniques dans la langue de Molières, </text:span><text:span text:style-name="T8">que ce soit en version papier ou numérique, la difficulté à trouver des informations sur ces livres, puis parfois l’absence de challenge de lecture. L</text:span><text:span text:style-name="T9">es </text:span><text:span text:style-name="T8">objectif</text:span><text:span text:style-name="T9">s</text:span><text:span text:style-name="T8"> de l</text:span><text:span text:style-name="T9">a solution</text:span><text:span text:style-name="T8"> est de créer un catalogue, et un espace lecteur permettant à l’utilisateur de tracker ses lectures.</text:span></text:p>
      <text:p text:style-name="P4">Benchmarck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897655509344">
          <table:table-cell table:style-name="Tableau1.A1" office:value-type="string">
            <text:p text:style-name="Table_20_Contents"><text:a xlink:type="simple" xlink:href="https://www.goodreads.com/" text:style-name="Internet_20_link" text:visited-style-name="Visited_20_Internet_20_Link">https://www.goodreads.com/</text:a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897655496672">
          <table:table-cell table:style-name="Tableau1.A1" office:value-type="string">
            <text:p text:style-name="Table_20_Contents"><text:a xlink:type="simple" xlink:href="https://compagnon.artisandeveloppeur.fr/bibliotheque" text:style-name="Internet_20_link" text:visited-style-name="Visited_20_Internet_20_Link">https://compagnon.artisandeveloppeur.fr/bibliotheque</text:a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 table:style-name="TableLine2897655506176">
          <table:table-cell table:style-name="Tableau1.A1" office:value-type="string">
            <text:p text:style-name="Table_20_Contents"><text:a xlink:type="simple" xlink:href="https://bookshelf.vitalsource.com/" text:style-name="Internet_20_link" text:visited-style-name="Visited_20_Internet_20_Link">https://bookshelf.vitalsource.com</text:a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</table:table>
      <text:h text:style-name="Heading_20_2" text:outline-level="2"><text:span text:style-name="T13">2</text:span>- Solution</text:h>
      <text:p text:style-name="Text_20_body">Pour atteindre ces objectifs (<text:span text:style-name="T10">catalogue et tracking</text:span>), je propose de concevoir et réaliser un<text:span text:style-name="T11">e application </text:span>web.</text:p>
      <text:h text:style-name="Heading_20_2" text:outline-level="2"><text:span text:style-name="T13">3</text:span>- Arborescences des contenus</text:h>
      <text:p text:style-name="Text_20_body">- Page d’accueil</text:p>
      <text:p text:style-name="Text_20_body">- Catalogue</text:p>
      <text:p text:style-name="Text_20_body">- Espace lecteur</text:p>
      <text:h text:style-name="Heading_20_2" text:outline-level="2"><text:span text:style-name="T13">4</text:span>- <text:span text:style-name="T1">Fonctionnalités</text:span></text:h>
      <text:p text:style-name="Text_20_body">- Moteur de recherche</text:p>
      <text:p text:style-name="Text_20_body">- Authentification</text:p>
      <text:p text:style-name="Text_20_body">- <text:span text:style-name="T12">Tracking</text:span></text:p>
      <text:h text:style-name="Heading_20_2" text:outline-level="2"><text:span text:style-name="T13">5</text:span>- Solution technique envisagé</text:h>
      <text:p text:style-name="P1">Création de l’application web à partir du framework <text:span text:style-name="T2">python </text:span>django, d’une base de données postgresql, de la bibiothèque CSS Bootstrap pour la mise en forme.</text:p>
      <text:p text:style-name="P3"/>
      <text:p text:style-name="P2">Développement : </text:p>
      <text:p text:style-name="P2">Élaboration de la base de données </text:p>
      <text:p text:style-name="P2">Création des pages dynamiques de l’interface utilisateur </text:p>
      <text:p text:style-name="P2">Développement des fonctionnalités </text:p>
      <text:p text:style-name="P2">Intégration </text:p>
      <text:p text:style-name="P2">Tests </text:p>
      <text:p text:style-name="P2">Mise en ligne (mise en production) </text:p>
      <text:p text:style-name="P2">Référencemen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28T19:24:49.076000000</dc:date>
    <meta:editing-duration>PT1H7M31S</meta:editing-duration>
    <meta:editing-cycles>25</meta:editing-cycles>
    <meta:generator>LibreOffice/7.3.1.3$Windows_X86_64 LibreOffice_project/a69ca51ded25f3eefd52d7bf9a5fad8c90b87951</meta:generator>
    <meta:document-statistic meta:table-count="1" meta:image-count="0" meta:object-count="0" meta:page-count="1" meta:paragraph-count="27" meta:word-count="172" meta:character-count="1225" meta:non-whitespace-character-count="1073"/>
  </office:meta>
</office:document-meta>
</file>